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8a15" officeooo:paragraph-rsid="001d8a15"/>
    </style:style>
    <style:style style:name="P2" style:family="paragraph" style:parent-style-name="Standard">
      <style:text-properties officeooo:rsid="001df080" officeooo:paragraph-rsid="001df080"/>
    </style:style>
    <style:style style:name="P3" style:family="paragraph" style:parent-style-name="Standard">
      <style:text-properties officeooo:rsid="001fcc54" officeooo:paragraph-rsid="001fcc54"/>
    </style:style>
    <style:style style:name="P4" style:family="paragraph">
      <style:paragraph-properties fo:margin-left="0in" fo:margin-right="0in" fo:margin-top="0in" fo:margin-bottom="0in" fo:line-height="100%" fo:text-align="center" fo:text-indent="0in"/>
    </style:style>
    <style:style style:name="P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 draw:fill-gradient-name="Gradient_20_2" draw:fill-hatch-name="Hatching_20_1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 draw:fill-gradient-name="Gradient_20_2" draw:fill-hatch-name="Hatching_20_2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fill-gradient-name="Gradient_20_2" draw:fill-hatch-name="Hatching_20_3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 draw:fill-gradient-name="Gradient_20_2" draw:fill-hatch-name="Hatching_20_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 draw:fill-gradient-name="Gradient_20_2" draw:fill-hatch-name="Hatching_20_5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 draw:fill-gradient-name="Gradient_20_2" draw:fill-hatch-name="Hatching_20_6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 draw:fill-gradient-name="Gradient_20_2" draw:fill-hatch-name="Hatching_20_7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 draw:fill-gradient-name="Gradient_20_2" draw:fill-hatch-name="Hatching_20_8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 draw:fill-gradient-name="Gradient_20_2" draw:fill-hatch-name="Hatching_20_9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 draw:fill-gradient-name="Gradient_20_2" draw:fill-hatch-name="Hatching_20_10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 draw:fill-gradient-name="Gradient_20_2" draw:fill-hatch-name="Hatching_20_11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 draw:fill-gradient-name="Gradient_20_2" draw:fill-hatch-name="Hatching_20_12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 draw:fill-gradient-name="Gradient_20_2" draw:fill-hatch-name="Hatching_20_13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 draw:fill-gradient-name="Gradient_20_2" draw:fill-hatch-name="Hatching_20_1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8a15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319in" fo:min-width="0.33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draw:stroke-dash="Dashed_20__28_var_29__20_4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1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319in" fo:min-width="0.33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3484in" fo:min-width="0.25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6" style:family="graphic">
      <style:graphic-properties draw:stroke="solid" draw:stroke-dash="Dashed_20__28_var_29__20_5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2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draw:stroke-dash="Dashed_20__28_var_29__20_6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3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draw:stroke-dash="Dashed_20__28_var_29__20_7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4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319in" fo:min-width="0.33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draw:stroke-dash="Dashed_20__28_var_29__20_8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5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3484in" fo:min-width="0.25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draw:stroke-dash="Dashed_20__28_var_29__20_9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6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draw:stroke-dash="Dashed_20__28_var_29__20_10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7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319in" fo:min-width="0.33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draw:stroke-dash="Dashed_20__28_var_29__20_11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8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3484in" fo:min-width="0.25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draw:stroke-dash="Dashed_20__28_var_29__20_12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9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draw:stroke-dash="Dashed_20__28_var_29__20_13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10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319in" fo:min-width="0.33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319in" fo:min-width="0.33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draw:stroke-dash="Dashed_20__28_var_29__20_14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11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draw:stroke-dash="Dashed_20__28_var_29__20_15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12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draw:stroke-dash="Dashed_20__28_var_29__20_16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13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draw:stroke-dash="Dashed_20__28_var_29__20_17" svg:stroke-width="0in" svg:stroke-color="#000000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14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name="Shape1" draw:style-name="gr1"><draw:custom-shape draw:style-name="gr2" draw:text-style-name="P5" svg:width="0.7504in" svg:height="0.7504in" svg:x="0.9673in" svg:y="0.0008in"><text:p text:style-name="P4"><text:span text:style-name="T2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6" svg:x1="0.1669in" svg:y1="0.4004in" svg:x2="0.9669in" svg:y2="0.4004in"><text:p/></draw:line><draw:custom-shape draw:style-name="gr4" draw:text-style-name="P5" xml:id="id1" draw:id="id1" svg:width="0.7504in" svg:height="0.7504in" svg:x="0.9673in" svg:y="0.0008in"><text:p text:style-name="P4"><text:span text:style-name="T2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5" xml:id="id2" draw:id="id2" svg:width="0.7504in" svg:height="0.7504in" svg:x="3.2894in" svg:y="0.0008in"><text:p text:style-name="P4"><text:span text:style-name="T2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7" draw:type="curve" svg:x1="1.7173in" svg:y1="0.376in" svg:x2="3.2898in" svg:y2="0.376in" draw:start-shape="id1" draw:start-glue-point="10" draw:end-shape="id2" draw:end-glue-point="6" svg:d="M4362 955h3994" svg:viewBox="0 0 3995 2"><text:p text:style-name="P4"><text:span text:style-name="T2"/></text:p><text:p text:style-name="P4"><text:span text:style-name="T2">0, 1</text:span></text:p></draw:connector><draw:connector draw:style-name="gr7" draw:text-style-name="P8" draw:type="curve" svg:x1="3.3992in" svg:y1="0.1106in" svg:x2="1.6075in" svg:y2="0.1106in" draw:start-shape="id2" draw:start-glue-point="5" draw:end-shape="id1" draw:end-glue-point="11" svg:d="M8634 281h-4551" svg:viewBox="0 0 4553 2"><text:p text:style-name="P4"><text:span text:style-name="T2">0</text:span></text:p><text:p text:style-name="P4"><text:span text:style-name="T2"/></text:p></draw:connector><draw:connector draw:style-name="gr8" draw:text-style-name="P9" draw:type="curve" svg:x1="3.6646in" svg:y1="0.7512in" svg:x2="4.0398in" svg:y2="0.376in" draw:start-shape="id2" draw:start-glue-point="8" draw:end-shape="id2" draw:end-glue-point="10" svg:d="M9308 1908c0 910 781 758 1247 293 466-466 617-1246-294-1246" svg:viewBox="0 0 1619 1617"><text:p text:style-name="P4"><text:span text:style-name="T2"/></text:p><text:p text:style-name="P4"><text:span text:style-name="T2"/></text:p><text:p text:style-name="P4"><text:span text:style-name="T2"/></text:p><text:p text:style-name="P4"><text:span text:style-name="T2"><text:tab/></text:span><text:span text:style-name="T2">1</text:span></text:p></draw:connector></draw:g>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1" draw:name="Shape2" draw:style-name="gr1"><draw:custom-shape draw:style-name="gr9" draw:text-style-name="P5" xml:id="id3" draw:id="id3" svg:width="0.7504in" svg:height="0.7504in" svg:x="0.9665in" svg:y="0.0016in"><text:p text:style-name="P4"><text:span text:style-name="T2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0" draw:text-style-name="P10" svg:x1="0.1665in" svg:y1="0.4012in" svg:x2="0.9665in" svg:y2="0.4012in"><text:p/></draw:line><draw:custom-shape draw:style-name="gr11" draw:text-style-name="P5" xml:id="id4" draw:id="id4" svg:width="0.7504in" svg:height="0.7504in" svg:x="3.2886in" svg:y="0.0016in"><text:p text:style-name="P4"><text:span text:style-name="T2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2" draw:text-style-name="P11" draw:type="curve" draw:line-skew="0.2075in" svg:x1="1.6071in" svg:y1="0.6417in" svg:x2="1.0764in" svg:y2="0.6417in" draw:start-shape="id3" draw:start-glue-point="9" draw:end-shape="id3" draw:end-glue-point="7" svg:d="M4082 1630c0 1963-1348 1963-1348 0" svg:viewBox="0 0 1349 1475"><text:p text:style-name="P4"><text:span text:style-name="T2"/></text:p><text:p text:style-name="P4"><text:span text:style-name="T2"/></text:p><text:p text:style-name="P4"><text:span text:style-name="T2"/></text:p><text:p text:style-name="P4"><text:span text:style-name="T2">0, 1</text:span></text:p></draw:connector><draw:connector draw:style-name="gr13" draw:text-style-name="P12" draw:type="curve" svg:x1="1.7165in" svg:y1="0.3768in" svg:x2="3.289in" svg:y2="0.3768in" draw:start-shape="id3" draw:start-glue-point="10" draw:end-shape="id4" draw:end-glue-point="6" svg:d="M4360 957h3994" svg:viewBox="0 0 3995 2"><text:p text:style-name="P4"><text:span text:style-name="T2"/></text:p><text:p text:style-name="P4"><text:span text:style-name="T2">1</text:span></text:p></draw:connector></draw:g>2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3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4.</text:p>
      <text:p text:style-name="P3"><draw:g text:anchor-type="paragraph" draw:z-index="2" draw:name="Shape3" draw:style-name="gr1"><draw:custom-shape draw:style-name="gr14" draw:text-style-name="P5" xml:id="id5" draw:id="id5" svg:width="0.7504in" svg:height="0.7504in" svg:x="0.8in" svg:y="0.0008in"><text:p text:style-name="P4"><text:span text:style-name="T2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5" draw:text-style-name="P13" svg:x1="-0.0004in" svg:y1="0.4004in" svg:x2="0.7996in" svg:y2="0.4004in"><text:p/></draw:line><draw:custom-shape draw:style-name="gr16" draw:text-style-name="P5" xml:id="id7" draw:id="id7" svg:width="0.7504in" svg:height="0.7504in" svg:x="3.122in" svg:y="0.0008in"><text:p text:style-name="P4"><text:span text:style-name="T2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7" draw:text-style-name="P14" draw:type="curve" svg:x1="1.1752in" svg:y1="0.7508in" svg:x2="1.1752in" svg:y2="2.1264in" draw:start-shape="id5" draw:start-glue-point="8" draw:end-shape="id6" svg:d="M2985 1907v3494" svg:viewBox="0 0 2 3496"><text:p text:style-name="P4"><text:span text:style-name="T2"><text:s text:c="4"/></text:span><text:span text:style-name="T2">0</text:span></text:p></draw:connector><draw:connector draw:style-name="gr18" draw:text-style-name="P15" draw:type="curve" svg:x1="1.55in" svg:y1="0.376in" svg:x2="3.122in" svg:y2="0.376in" draw:start-shape="id5" draw:start-glue-point="10" draw:end-shape="id7" draw:end-glue-point="6" svg:d="M3937 955h3993" svg:viewBox="0 0 3995 2"><text:p text:style-name="P4"><text:span text:style-name="T2"/></text:p><text:p text:style-name="P4"><text:span text:style-name="T2">1</text:span></text:p></draw:connector><draw:custom-shape draw:style-name="gr19" draw:text-style-name="P5" xml:id="id6" draw:id="id6" svg:width="0.7504in" svg:height="0.7504in" svg:x="0.8in" svg:y="2.1264in"><text:p text:style-name="P4"><text:span text:style-name="T2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5" xml:id="id8" draw:id="id8" svg:width="0.7504in" svg:height="0.7504in" svg:x="3.0043in" svg:y="2.1264in"><text:p text:style-name="P4"><text:span text:style-name="T2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21" draw:text-style-name="P16" draw:type="curve" svg:x1="0.9098in" svg:y1="2.7669in" svg:x2="1.4402in" svg:y2="2.7669in" draw:start-shape="id6" draw:start-glue-point="7" draw:end-shape="id6" draw:end-glue-point="9" svg:d="M2311 7028c0 1172 1347 1172 1347 0" svg:viewBox="0 0 1349 880"><text:p text:style-name="P4"><text:span text:style-name="T2"/></text:p><text:p text:style-name="P4"><text:span text:style-name="T2"/></text:p><text:p text:style-name="P4"><text:span text:style-name="T2"/></text:p><text:p text:style-name="P4"><text:span text:style-name="T2">0</text:span></text:p></draw:connector><draw:connector draw:style-name="gr22" draw:text-style-name="P17" draw:type="curve" svg:x1="1.55in" svg:y1="2.5016in" svg:x2="3.0043in" svg:y2="2.5016in" draw:start-shape="id6" draw:start-glue-point="10" draw:end-shape="id8" draw:end-glue-point="6" svg:d="M3937 6354h3694" svg:viewBox="0 0 3695 2"><text:p text:style-name="P4"><text:span text:style-name="T2"/></text:p><text:p text:style-name="P4"><text:span text:style-name="T2">1</text:span></text:p></draw:connector><draw:connector draw:style-name="gr23" draw:text-style-name="P18" draw:type="curve" svg:x1="3.3791in" svg:y1="2.8764in" svg:x2="3.7543in" svg:y2="2.5016in" draw:start-shape="id8" draw:start-glue-point="8" draw:end-shape="id8" draw:end-glue-point="10" svg:d="M8583 7306c0 753 729 629 1155 203s551-1155-202-1155" svg:viewBox="0 0 1498 1498"><text:p text:style-name="P4"><text:span text:style-name="T2"/></text:p><text:p text:style-name="P4"><text:span text:style-name="T2"><text:tab/></text:span><text:span text:style-name="T2"> <text:s text:c="2"/></text:span><text:span text:style-name="T2">0</text:span></text:p></draw:connector><draw:connector draw:style-name="gr24" draw:text-style-name="P19" draw:type="curve" svg:x1="3.1138in" svg:y1="2.2362in" svg:x2="1.4402in" svg:y2="0.6409in" draw:start-shape="id8" draw:start-glue-point="5" draw:end-shape="id5" draw:end-glue-point="9" svg:d="M7909 5680c-3185 0-1060-4052-4251-4052" svg:viewBox="0 0 4253 4053"><text:p text:style-name="P4"><text:span text:style-name="T2"><text:s text:c="4"/></text:span><text:span text:style-name="T2">1</text:span></text:p></draw:connector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043in" draw:rotation="0"/>
    <draw:hatch draw:name="Hatching_20_10" draw:display-name="Hatching 10" draw:style="single" draw:color="#3465a4" draw:distance="0.0043in" draw:rotation="0"/>
    <draw:hatch draw:name="Hatching_20_11" draw:display-name="Hatching 11" draw:style="single" draw:color="#3465a4" draw:distance="0.0043in" draw:rotation="0"/>
    <draw:hatch draw:name="Hatching_20_12" draw:display-name="Hatching 12" draw:style="single" draw:color="#3465a4" draw:distance="0.0043in" draw:rotation="0"/>
    <draw:hatch draw:name="Hatching_20_13" draw:display-name="Hatching 13" draw:style="single" draw:color="#3465a4" draw:distance="0.0043in" draw:rotation="0"/>
    <draw:hatch draw:name="Hatching_20_14" draw:display-name="Hatching 14" draw:style="single" draw:color="#3465a4" draw:distance="0.0043in" draw:rotation="0"/>
    <draw:hatch draw:name="Hatching_20_2" draw:display-name="Hatching 2" draw:style="single" draw:color="#3465a4" draw:distance="0.0043in" draw:rotation="0"/>
    <draw:hatch draw:name="Hatching_20_3" draw:display-name="Hatching 3" draw:style="single" draw:color="#3465a4" draw:distance="0.0043in" draw:rotation="0"/>
    <draw:hatch draw:name="Hatching_20_4" draw:display-name="Hatching 4" draw:style="single" draw:color="#3465a4" draw:distance="0.0043in" draw:rotation="0"/>
    <draw:hatch draw:name="Hatching_20_5" draw:display-name="Hatching 5" draw:style="single" draw:color="#3465a4" draw:distance="0.0043in" draw:rotation="0"/>
    <draw:hatch draw:name="Hatching_20_6" draw:display-name="Hatching 6" draw:style="single" draw:color="#3465a4" draw:distance="0.0043in" draw:rotation="0"/>
    <draw:hatch draw:name="Hatching_20_7" draw:display-name="Hatching 7" draw:style="single" draw:color="#3465a4" draw:distance="0.0043in" draw:rotation="0"/>
    <draw:hatch draw:name="Hatching_20_8" draw:display-name="Hatching 8" draw:style="single" draw:color="#3465a4" draw:distance="0.0043in" draw:rotation="0"/>
    <draw:hatch draw:name="Hatching_20_9" draw:display-name="Hatching 9" draw:style="single" draw:color="#3465a4" draw:distance="0.0043in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12" draw:display-name="Dashed (var) 12" draw:style="rect" draw:dots1="1" draw:dots1-length="0.0043in" draw:dots2="1" draw:dots2-length="0.0043in" draw:distance="0.0043in"/>
    <draw:stroke-dash draw:name="Dashed_20__28_var_29__20_13" draw:display-name="Dashed (var) 13" draw:style="rect" draw:dots1="1" draw:dots1-length="0.0043in" draw:dots2="1" draw:dots2-length="0.0043in" draw:distance="0.0043in"/>
    <draw:stroke-dash draw:name="Dashed_20__28_var_29__20_14" draw:display-name="Dashed (var) 14" draw:style="rect" draw:dots1="1" draw:dots1-length="0.0043in" draw:dots2="1" draw:dots2-length="0.0043in" draw:distance="0.0043in"/>
    <draw:stroke-dash draw:name="Dashed_20__28_var_29__20_15" draw:display-name="Dashed (var) 15" draw:style="rect" draw:dots1="1" draw:dots1-length="0.0043in" draw:dots2="1" draw:dots2-length="0.0043in" draw:distance="0.0043in"/>
    <draw:stroke-dash draw:name="Dashed_20__28_var_29__20_16" draw:display-name="Dashed (var) 16" draw:style="rect" draw:dots1="1" draw:dots1-length="0.0043in" draw:dots2="1" draw:dots2-length="0.0043in" draw:distance="0.0043in"/>
    <draw:stroke-dash draw:name="Dashed_20__28_var_29__20_17" draw:display-name="Dashed (var) 17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d8a1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ander Harry</text:span></text:p>
        <text:p text:style-name="Header"><text:tab/><text:tab/><text:span text:style-name="MT1">John Lambrecht</text:span></text:p>
        <text:p text:style-name="Header"><text:tab/><text:tab/><text:span text:style-name="MT1">Justin Keeling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4:23:33.524639377</meta:creation-date>
    <dc:date>2019-01-27T15:31:58.547113037</dc:date>
    <meta:editing-duration>PT16M22S</meta:editing-duration>
    <meta:editing-cycles>1</meta:editing-cycles>
    <meta:document-statistic meta:table-count="0" meta:image-count="0" meta:object-count="0" meta:page-count="1" meta:paragraph-count="7" meta:word-count="10" meta:character-count="57" meta:non-whitespace-character-count="48"/>
    <meta:generator>LibreOffice/6.0.6.2$Linux_X86_64 LibreOffice_project/00$Build-2</meta:generator>
  </office:meta>
</office:document-meta>
</file>